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Mono" svg:font-family="'Noto Sans Mono'" style:font-family-generic="swiss"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officeooo:rsid="0025bcf3" officeooo:paragraph-rsid="0025bcf3" fo:background-color="transparent"/>
    </style:style>
    <style:style style:name="P5" style:family="paragraph" style:parent-style-name="Text_20_body">
      <style:text-properties officeooo:paragraph-rsid="0032228d" fo:background-color="transparent"/>
    </style:style>
    <style:style style:name="P6" style:family="paragraph" style:parent-style-name="Standard">
      <style:paragraph-properties style:line-height-at-least="0.503cm"/>
      <style:text-properties fo:color="#d4d4d4" loext:opacity="100%" style:font-name="Droid Sans Mono" fo:font-size="10.5pt" fo:font-weight="normal" fo:background-color="#1e1e1e"/>
    </style:style>
    <style:style style:name="P7" style:family="paragraph" style:parent-style-name="Standard">
      <style:text-properties fo:color="#d4d4d4" loext:opacity="100%" style:font-name="Droid Sans Mono" fo:font-size="10.5pt" fo:font-weight="normal" officeooo:rsid="0025bcf3" officeooo:paragraph-rsid="0025bcf3" fo:background-color="#1e1e1e"/>
    </style:style>
    <style:style style:name="P8" style:family="paragraph" style:parent-style-name="Standard">
      <style:paragraph-properties style:line-height-at-least="0.503cm"/>
      <style:text-properties fo:color="#d4d4d4" loext:opacity="100%" style:font-name="Droid Sans Mono" fo:font-size="10.5pt" fo:font-weight="normal" officeooo:rsid="00278d48" officeooo:paragraph-rsid="00278d48" fo:background-color="#1e1e1e"/>
    </style:style>
    <style:style style:name="P9" style:family="paragraph" style:parent-style-name="Standard">
      <style:paragraph-properties style:line-height-at-least="0.503cm"/>
      <style:text-properties fo:color="#d4d4d4" loext:opacity="100%" style:font-name="Droid Sans Mono" fo:font-size="10.5pt" fo:font-weight="normal" officeooo:rsid="002d6347" officeooo:paragraph-rsid="002d6347" fo:background-color="#1e1e1e"/>
    </style:style>
    <style:style style:name="P10" style:family="paragraph" style:parent-style-name="Standard">
      <style:paragraph-properties style:line-height-at-least="0.503cm"/>
      <style:text-properties fo:color="#c586c0" loext:opacity="100%" style:font-name="Droid Sans Mono" fo:font-size="10.5pt" fo:font-weight="normal" fo:background-color="#1e1e1e"/>
    </style:style>
    <style:style style:name="P11" style:family="paragraph" style:parent-style-name="Standard">
      <style:paragraph-properties style:line-height-at-least="0.503cm"/>
      <style:text-properties fo:color="#000000" loext:opacity="100%" style:font-name="Liberation Serif" fo:font-size="12pt" fo:font-weight="normal" officeooo:rsid="0025bcf3" officeooo:paragraph-rsid="00278d48" fo:background-color="transparent" style:font-size-asian="12pt" style:font-size-complex="12pt"/>
    </style:style>
    <style:style style:name="P12" style:family="paragraph" style:parent-style-name="Standard">
      <style:paragraph-properties style:line-height-at-least="0.503cm"/>
      <style:text-properties officeooo:paragraph-rsid="002d6347" fo:background-color="#fff200"/>
    </style:style>
    <style:style style:name="P13" style:family="paragraph" style:parent-style-name="Subtitle">
      <style:text-properties officeooo:paragraph-rsid="001f4e9b"/>
    </style:style>
    <style:style style:name="P14" style:family="paragraph" style:parent-style-name="Text_20_body">
      <style:text-properties officeooo:rsid="002df9bd" officeooo:paragraph-rsid="002df9bd"/>
    </style:style>
    <style:style style:name="P15" style:family="paragraph" style:parent-style-name="Heading_20_1">
      <style:text-properties officeooo:paragraph-rsid="00374d06"/>
    </style:style>
    <style:style style:name="P16" style:family="paragraph" style:parent-style-name="Heading_20_1">
      <style:paragraph-properties fo:break-before="page"/>
      <style:text-properties officeooo:paragraph-rsid="00374d06"/>
    </style:style>
    <style:style style:name="P17" style:family="paragraph" style:parent-style-name="Text_20_body">
      <style:text-properties officeooo:rsid="0023dcaf" officeooo:paragraph-rsid="0023dcaf" fo:background-color="transparent"/>
    </style:style>
    <style:style style:name="P18" style:family="paragraph" style:parent-style-name="Text_20_body">
      <style:text-properties officeooo:rsid="002df9bd" officeooo:paragraph-rsid="003ac10e"/>
    </style:style>
    <style:style style:name="T1" style:family="text">
      <style:text-properties officeooo:rsid="001fbed0"/>
    </style:style>
    <style:style style:name="T2" style:family="text">
      <style:text-properties officeooo:rsid="001f4e9b"/>
    </style:style>
    <style:style style:name="T3" style:family="text">
      <style:text-properties officeooo:rsid="00239ddd"/>
    </style:style>
    <style:style style:name="T4" style:family="text">
      <style:text-properties fo:color="#c586c0" loext:opacity="100%"/>
    </style:style>
    <style:style style:name="T5" style:family="text">
      <style:text-properties fo:color="#9cdcfe" loext:opacity="100%"/>
    </style:style>
    <style:style style:name="T6" style:family="text">
      <style:text-properties fo:color="#4ec9b0" loext:opacity="100%"/>
    </style:style>
    <style:style style:name="T7" style:family="text">
      <style:text-properties fo:color="#dcdcaa" loext:opacity="100%"/>
    </style:style>
    <style:style style:name="T8" style:family="text">
      <style:text-properties fo:color="#ce9178" loext:opacity="100%"/>
    </style:style>
    <style:style style:name="T9" style:family="text">
      <style:text-properties fo:color="#569cd6" loext:opacity="100%"/>
    </style:style>
    <style:style style:name="T10" style:family="text">
      <style:text-properties fo:color="#000000" loext:opacity="100%" officeooo:rsid="0025bcf3"/>
    </style:style>
    <style:style style:name="T11" style:family="text">
      <style:text-properties fo:color="#000000" loext:opacity="100%" officeooo:rsid="0032228d"/>
    </style:style>
    <style:style style:name="T12" style:family="text">
      <style:text-properties fo:color="#000000" loext:opacity="100%" style:font-name="Noto Sans Mono" fo:font-size="10.5pt" officeooo:rsid="0032228d" style:font-size-asian="10.5pt" style:font-size-complex="10.5pt"/>
    </style:style>
    <style:style style:name="T13" style:family="text">
      <style:text-properties fo:color="#000000" loext:opacity="100%" style:text-position="super 58%" officeooo:rsid="0025bcf3"/>
    </style:style>
    <style:style style:name="T14" style:family="text">
      <style:text-properties fo:color="#000000" loext:opacity="100%" style:text-position="super 58%" officeooo:rsid="00278d48"/>
    </style:style>
    <style:style style:name="T15" style:family="text">
      <style:text-properties fo:color="#000000" loext:opacity="100%" style:text-position="0% 100%" officeooo:rsid="0025bcf3"/>
    </style:style>
    <style:style style:name="T16" style:family="text">
      <style:text-properties fo:color="#000000" loext:opacity="100%" officeooo:rsid="0038350c"/>
    </style:style>
    <style:style style:name="T17" style:family="text">
      <style:text-properties fo:color="#000000" loext:opacity="100%" officeooo:rsid="003a04ab"/>
    </style:style>
    <style:style style:name="T18" style:family="text">
      <style:text-properties fo:color="#000000" loext:opacity="100%" officeooo:rsid="003abe4b"/>
    </style:style>
    <style:style style:name="T19" style:family="text">
      <style:text-properties style:font-name="Noto Sans Mono" fo:font-size="10.5pt" style:font-size-asian="10.5pt" style:font-size-complex="10.5pt"/>
    </style:style>
    <style:style style:name="T20" style:family="text">
      <style:text-properties officeooo:rsid="00354eed"/>
    </style:style>
    <style:style style:name="T21" style:family="text">
      <style:text-properties officeooo:rsid="00374d06"/>
    </style:style>
    <style:style style:name="T22" style:family="text">
      <style:text-properties officeooo:rsid="003ac10e"/>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1: <text:span text:style-name="T21">Störung</text:span><text:reference-mark-end text:name="Aufgabe"/></text:p>
      <text:p text:style-name="P13"><text:span text:style-name="T2">Team-ID: </text:span><text:reference-mark-start text:name="TeamId"/><text:span text:style-name="T20">00495</text:span><text:reference-mark-end text:name="TeamId"/></text:p>
      <text:p text:style-name="P13"><text:span text:style-name="T2">Team: </text:span>SRZinfo4/1</text:p>
      <text:p text:style-name="P1">Bearbeiter/-innen dieser Aufgabe:<text:line-break/><text:span text:style-name="T3">Jakob Paridon</text:span></text:p>
      <text:p text:style-name="P1"><text:date style:data-style-name="N46" text:date-value="2022-09-30T18:44:37.037974703" text:fixed="true">30. Sept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17">Um für den Lückentext passende Stellen zu finden, können die gegebenen Wörter und der Abstand zwischen ihnen ermittelt werden, um im Anschluss den gesamten Text zu durchlaufen und zu überprüfen, ob diese Wörter – mit den entsprechenden Abständen – vorkommen. Ein Satz, der der gesuchten Konfiguration entspricht, wird gespeichert und nach Ablauf des Programms können alle Lösungen gesammelt ausgegeben werden.</text:p>
      <text:h text:style-name="Heading_20_1" text:outline-level="1"><text:bookmark-start text:name="__RefHeading___Toc2234_4178761632"/>Umsetzung<text:bookmark-end text:name="__RefHeading___Toc2234_4178761632"/></text:h>
      <text:p text:style-name="P5"><text:span text:style-name="T11">Das Programm wird mit </text:span><text:span text:style-name="T12">python aufgabe1.py [Name der Datei mit Lückensatz]</text:span><text:span text:style-name="T11"> gestartet.</text:span></text:p>
      <text:p text:style-name="P5"><text:span text:style-name="T10">Nach dem Einlesen des gesuchten Textes und des Buches – hieraus werden alle Satzzeichen entfernt, um eine korrekte Erkennung der Wörter zu ermöglichen </text:span><text:span text:style-name="T16">(sonst </text:span><text:span text:style-name="T17">würde</text:span><text:span text:style-name="T16"> z. B. die </text:span><text:span text:style-name="T18">Bestimmung</text:span><text:span text:style-name="T16"> von “»Fressen” als “Fressen” nicht </text:span><text:span text:style-name="T17">erfolgen</text:span><text:span text:style-name="T16">)</text:span><text:span text:style-name="T10"> – werden alle Wörter (inklusive der Lücken) in Listen übertragen.<text:line-break/>Nun werden für </text:span><text:span text:style-name="T18">den Lückensatz</text:span><text:span text:style-name="T10"> die Stellen, an denen Wörter gegeben sind, gespeichert</text:span><text:span text:style-name="T13">1</text:span><text:span text:style-name="T15">. <text:line-break/></text:span><text:span text:style-name="T10">Im Anschluss wird der gesamte </text:span><text:span text:style-name="T18">Bucht</text:span><text:span text:style-name="T10">ext durchlaufen, wobei überprüft wird, ob an der untersuchten Stelle im Text alle Wörter an passenden Positionen stehen. Hierzu wird der Index des momentan untersuchten Wortes jeweils mit der Zahl der Stelle addiert, an welcher ein Wort im zu suchenden Text gegeben ist</text:span><text:span text:style-name="T14">2</text:span><text:span text:style-name="T10">. Nur, wenn alle Wörter an der passenden Stelle stehen</text:span><text:span text:style-name="T14">2</text:span><text:span text:style-name="T10">, werden alle gesuchten Wörter in einen Satz zusammengefasst und im Anschluss gespeichert</text:span><text:span text:style-name="T14">3</text:span><text:span text:style-name="T10">. </text:span></text:p>
      <text:h text:style-name="P15" text:outline-level="1" text:is-list-header="true"/>
      <text:h text:style-name="P16" text:outline-level="1"><text:bookmark-start text:name="__RefHeading___Toc2236_4178761632"/>Beispiele<text:bookmark-end text:name="__RefHeading___Toc2236_4178761632"/></text:h>
      <text:p text:style-name="P18"><text:span text:style-name="T22">Die Testung erfolgte unter Artix Linux mit Python 3.10.7.</text:span></text:p>
      <text:p text:style-name="P18">1.) stoerung0.txt<text:line-break/><text:span text:style-name="T19">Lösung: Das kommt mir gar nicht richtig vor</text:span></text:p>
      <text:p text:style-name="P14">2.) stoerung1.txt<text:line-break/><text:span text:style-name="T19">Lösung: Ich muß in Clara verwandelt <text:line-break/>Lösung: Ich muß doch Clara sein</text:span></text:p>
      <text:p text:style-name="P14">3.) stoerung2.txt<text:line-break/><text:span text:style-name="T19">Lösung: Fressen Katzen gern Spatzen? <text:line-break/>Lösung: Fressen Katzen gern Spatzen? <text:line-break/>Lösung: Fressen Spatzen gern Katzen? </text:span></text:p>
      <text:p text:style-name="P14">4.) stoerung3.txt<text:line-break/><text:span text:style-name="T19">Lösung: das Spiel fing an</text:span></text:p>
      <text:p text:style-name="P14">5.) stoerung4.txt<text:line-break/><text:span text:style-name="T19">Lösung: ein sehr schöner Tag</text:span></text:p>
      <text:p text:style-name="P14">6.) stoerung5.txt<text:line-break/><text:span text:style-name="T19">Lösung: Wollen Sie so gut sein </text:span></text:p>
      <text:h text:style-name="Heading_20_1" text:outline-level="1"><text:bookmark-start text:name="__RefHeading___Toc2238_4178761632"/>Quellcode<text:bookmark-end text:name="__RefHeading___Toc2238_4178761632"/></text:h>
      <text:p text:style-name="P4">1.) Speichern aller Stellen mit gegebenen Wörtern</text:p>
      <text:p text:style-name="P7"><text:span text:style-name="T4">for</text:span> <text:span text:style-name="T5">i</text:span> <text:span text:style-name="T4">in</text:span> <text:span text:style-name="T6">range</text:span>(<text:span text:style-name="T7">len</text:span>(<text:span text:style-name="T5">searchWords</text:span>)):</text:p>
      <text:p text:style-name="P6"><text:span text:style-name="T4"><text:tab/>if</text:span> <text:span text:style-name="T5">searchWords</text:span>[<text:span text:style-name="T5">i</text:span>] != <text:span text:style-name="T8">"_"</text:span>:</text:p>
      <text:p text:style-name="P6"><text:span text:style-name="T5"><text:tab/><text:tab/>searchIndices</text:span>.<text:span text:style-name="T7">append</text:span>(<text:span text:style-name="T5">i</text:span>) <text:s/></text:p>
      <text:p text:style-name="P6"/>
      <text:p text:style-name="P11">2.) Untersuchen, ob gegebene Wörter im Text an der richtigen Stelle stünden</text:p>
      <text:p text:style-name="P8"><text:span text:style-name="T4">for</text:span> <text:span text:style-name="T5">origIndex</text:span> <text:span text:style-name="T4">in</text:span> <text:span text:style-name="T6">range</text:span>(<text:span text:style-name="T7">len</text:span>(<text:span text:style-name="T5">originWords</text:span>)):</text:p>
      <text:p text:style-name="P6"><text:span text:style-name="T5"><text:tab/>fit</text:span> = <text:span text:style-name="T9">True</text:span></text:p>
      <text:p text:style-name="P6"><text:span text:style-name="T4"><text:tab/>for</text:span> <text:span text:style-name="T5">searchIndex</text:span> <text:span text:style-name="T4">in</text:span> <text:span text:style-name="T5">searchIndices</text:span>:</text:p>
      <text:p text:style-name="P6"><text:span text:style-name="T4"><text:tab/><text:tab/>if</text:span> <text:span text:style-name="T5">originWords</text:span>[<text:span text:style-name="T5">origIndex</text:span>+<text:span text:style-name="T5">searchIndex</text:span>].<text:span text:style-name="T7">upper</text:span>() != <text:tab/><text:tab/><text:tab/><text:tab/><text:tab/> <text:s text:c="2"/><text:span text:style-name="T5">searchWords</text:span>[<text:span text:style-name="T5">searchIndex</text:span>].<text:span text:style-name="T7">upper</text:span>():</text:p>
      <text:p text:style-name="P6"><text:span text:style-name="T5"><text:tab/><text:tab/> <text:s text:c="2"/><text:tab/>fit</text:span> = <text:span text:style-name="T9">False</text:span></text:p>
      <text:p text:style-name="P10"><text:tab/><text:tab/><text:tab/>break</text:p>
      <text:p text:style-name="P10"/>
      <text:p text:style-name="Standard">3.) Auslesen des Satzes und Speichern der Lösung</text:p>
      <text:p text:style-name="P9"><text:span text:style-name="T4">if</text:span> <text:span text:style-name="T5">fit</text:span> == <text:span text:style-name="T9">True</text:span>:</text:p>
      <text:p text:style-name="P6"><text:span text:style-name="T5"><text:tab/>solution</text:span> = <text:span text:style-name="T8">""</text:span></text:p>
      <text:p text:style-name="P6"><text:span text:style-name="T4"><text:tab/>for</text:span> <text:span text:style-name="T5">j</text:span> <text:span text:style-name="T4">in</text:span> <text:span text:style-name="T6">range</text:span>(<text:span text:style-name="T7">len</text:span>(<text:span text:style-name="T5">searchWords</text:span>)):</text:p>
      <text:p text:style-name="P6"><text:span text:style-name="T5"><text:tab/><text:tab/>solution</text:span> += <text:span text:style-name="T5">originWords</text:span>[<text:span text:style-name="T5">origIndex</text:span>+<text:span text:style-name="T5">j</text:span>] + <text:span text:style-name="T8">" "</text:span></text:p>
      <text:p text:style-name="P6"><text:soft-page-break/><text:span text:style-name="T5"><text:tab/><text:tab/>solutions</text:span>.<text:span text:style-name="T7">append</text:span>(<text:span text:style-name="T5">solution</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Mono" svg:font-family="'Noto Sans Mono'" style:font-family-generic="swiss"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Störung</text:reference-ref><text:tab/><text:tab/><text:span text:style-name="MT1">Team-ID: </text:span><text:span text:style-name="MT1"><text:reference-ref text:reference-format="text" text:ref-name="TeamId">00495</text:reference-ref></text:span></text:p>
      </style:header>
      <style:header-first>
        <text:p text:style-name="Header"/>
      </style:header-first>
      <style:footer>
        <text:p text:style-name="Footer"><text:tab/><text:page-number text:select-page="current">3</text:page-number>/<text:page-count>3</text:page-count></text:p>
      </style:footer>
      <style:footer-first>
        <text:p text:style-name="Footer"><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18:44:37.466455094</meta:creation-date>
    <meta:editing-duration>PT46M50S</meta:editing-duration>
    <meta:editing-cycles>22</meta:editing-cycles>
    <meta:generator>LibreOffice/7.4.2.3$Linux_X86_64 LibreOffice_project/40$Build-3</meta:generator>
    <dc:date>2022-11-17T18:28:25.765556642</dc:date>
    <meta:document-statistic meta:table-count="0" meta:image-count="0" meta:object-count="0" meta:page-count="3" meta:paragraph-count="44" meta:word-count="375" meta:character-count="2654" meta:non-whitespace-character-count="2277"/>
  </office:meta>
</office:document-meta>
</file>